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2254c7"/>
    </style:style>
    <style:style style:name="P2" style:family="paragraph" style:parent-style-name="Text_20_body">
      <style:text-properties officeooo:rsid="002262c9" officeooo:paragraph-rsid="002262c9"/>
    </style:style>
    <style:style style:name="P3" style:family="paragraph" style:parent-style-name="Text_20_body">
      <style:text-properties officeooo:paragraph-rsid="002c8581"/>
    </style:style>
    <style:style style:name="P4" style:family="paragraph" style:parent-style-name="Text_20_body">
      <style:text-properties officeooo:rsid="002254c7" officeooo:paragraph-rsid="002254c7"/>
    </style:style>
    <style:style style:name="P5" style:family="paragraph" style:parent-style-name="Heading_20_1">
      <style:text-properties style:font-name="Liberation Sans" fo:font-size="16pt" fo:font-weight="bold" officeooo:rsid="001d51d6" officeooo:paragraph-rsid="001d51d6" style:font-name-asian="Microsoft YaHei" style:font-size-asian="18.2000007629395pt" style:font-weight-asian="bold" style:font-name-complex="Lucida Sans" style:font-size-complex="18.2000007629395pt" style:font-weight-complex="bold"/>
    </style:style>
    <style:style style:name="P6" style:family="paragraph" style:parent-style-name="List" style:list-style-name="L1"/>
    <style:style style:name="P7" style:family="paragraph" style:parent-style-name="List" style:list-style-name="L2"/>
    <style:style style:name="P8" style:family="paragraph" style:parent-style-name="List" style:list-style-name="L3"/>
    <style:style style:name="P9" style:family="paragraph" style:parent-style-name="List" style:list-style-name="L3">
      <style:text-properties officeooo:paragraph-rsid="001ec787"/>
    </style:style>
    <style:style style:name="P10" style:family="paragraph" style:parent-style-name="List" style:list-style-name="L3">
      <style:text-properties officeooo:paragraph-rsid="002115fa"/>
    </style:style>
    <style:style style:name="P11" style:family="paragraph" style:parent-style-name="List" style:list-style-name="L3" style:master-page-name="">
      <style:paragraph-properties fo:margin-top="0cm" fo:margin-bottom="0.3cm" loext:contextual-spacing="false" style:page-number="auto"/>
    </style:style>
    <style:style style:name="T1" style:family="text">
      <style:text-properties fo:language="en" fo:country="US" officeooo:rsid="002262c9"/>
    </style:style>
    <style:style style:name="T2" style:family="text">
      <style:text-properties fo:language="en" fo:country="US" officeooo:rsid="00248a6e"/>
    </style:style>
    <style:style style:name="T3" style:family="text">
      <style:text-properties officeooo:rsid="000da044"/>
    </style:style>
    <style:style style:name="T4" style:family="text">
      <style:text-properties officeooo:rsid="000f0046"/>
    </style:style>
    <style:style style:name="T5" style:family="text">
      <style:text-properties officeooo:rsid="0011733e"/>
    </style:style>
    <style:style style:name="T6" style:family="text">
      <style:text-properties officeooo:rsid="0012b82a"/>
    </style:style>
    <style:style style:name="T7" style:family="text">
      <style:text-properties officeooo:rsid="0014c41b"/>
    </style:style>
    <style:style style:name="T8" style:family="text">
      <style:text-properties officeooo:rsid="00155cf0"/>
    </style:style>
    <style:style style:name="T9" style:family="text">
      <style:text-properties officeooo:rsid="0017a0fb"/>
    </style:style>
    <style:style style:name="T10" style:family="text">
      <style:text-properties officeooo:rsid="00185fa3"/>
    </style:style>
    <style:style style:name="T11" style:family="text">
      <style:text-properties officeooo:rsid="001b4885"/>
    </style:style>
    <style:style style:name="T12" style:family="text">
      <style:text-properties officeooo:rsid="001bd9c4"/>
    </style:style>
    <style:style style:name="T13" style:family="text">
      <style:text-properties officeooo:rsid="001ec787" style:font-size-asian="12pt" style:font-name-complex="Lucida Sans1"/>
    </style:style>
    <style:style style:name="T14" style:family="text">
      <style:text-properties officeooo:rsid="002115fa" style:font-size-asian="12pt" style:font-name-complex="Lucida Sans1"/>
    </style:style>
    <style:style style:name="T15" style:family="text">
      <style:text-properties officeooo:rsid="002254c7"/>
    </style:style>
    <style:style style:name="T16" style:family="text">
      <style:text-properties style:font-name="Liberation Sans1" fo:font-size="12pt" fo:font-weight="bold" officeooo:rsid="002254c7" style:font-name-asian="NSimSun" style:font-size-asian="18pt" style:font-weight-asian="bold" style:font-name-complex="Lucida Sans" style:font-size-complex="18pt" style:font-weight-complex="bold"/>
    </style:style>
    <style:style style:name="T17" style:family="text">
      <style:text-properties officeooo:rsid="002262c9"/>
    </style:style>
    <style:style style:name="T18" style:family="text">
      <style:text-properties fo:language="ru" fo:country="RU" officeooo:rsid="002262c9"/>
    </style:style>
    <style:style style:name="T19" style:family="text">
      <style:text-properties fo:language="ru" fo:country="RU" officeooo:rsid="00248a6e"/>
    </style:style>
    <style:style style:name="T20" style:family="text">
      <style:text-properties officeooo:rsid="00248a6e"/>
    </style:style>
    <style:style style:name="T21" style:family="text">
      <style:text-properties officeooo:rsid="0024b4a9"/>
    </style:style>
    <style:style style:name="T22" style:family="text">
      <style:text-properties officeooo:rsid="002b4512"/>
    </style:style>
    <style:style style:name="T23" style:family="text">
      <style:text-properties officeooo:rsid="002c8581"/>
    </style:style>
    <style:style style:name="T24" style:family="text">
      <style:text-properties officeooo:rsid="002eaa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Оформление текста в LibreOffice Writer</text:h>
      <text:p text:style-name="Text_20_body">В этом задании вам предлагается выполнить оформление документа в текстовом процессоре LibreOffice Writer так, как это было показано в видео. Ниже описаны пункты, касающиеся оформления текста, они должны быть реализованы в вашем документе. Вы стартуете с оценки "0", каждый выполненный пункт оформления даёт вам один балл. Содержание текста, рисунков и формул в документе не должны отличаться от примера в PDF. Перед вами не стоит задача что-то придумывать, главное — показать, что вы научились грамотно и эффективно оформлять документы.</text:p>
      <text:h text:style-name="Heading_20_1" text:outline-level="1">Требования к оформлению текста</text:h>
      <text:p text:style-name="Text_20_body"><text:span text:style-name="T22">Р</text:span>азметка абзацев должна быть выполнена при помощи следующих стилей:</text:p>
      <text:list xml:id="list1833236590" text:style-name="L1">
        <text:list-item>
          <text:p text:style-name="P6">«Основной текст»;</text:p>
        </text:list-item>
        <text:list-item>
          <text:p text:style-name="P6"><text:s/>«Заголовок 1», «Заголовок 2», и т.д.;</text:p>
        </text:list-item>
        <text:list-item>
          <text:p text:style-name="P6"><text:s/>«Абзац рисунка»;</text:p>
        </text:list-item>
        <text:list-item>
          <text:p text:style-name="P6"><text:s/>«Абзац формулы»;</text:p>
        </text:list-item>
        <text:list-item>
          <text:p text:style-name="P6"><text:s/>«Название рисунка».</text:p>
        </text:list-item>
      </text:list>
      <text:h text:style-name="Heading_20_2" text:outline-level="2">Основной текст</text:h>
      <text:list xml:id="list1441911530" text:style-name="L2">
        <text:list-item>
          <text:p text:style-name="P7"><text:span text:style-name="T4">г</text:span>арнитура <text:span text:style-name="T5">(шрифт)</text:span> — Times New Roman;</text:p>
        </text:list-item>
        <text:list-item>
          <text:p text:style-name="P7">кегль — 12 пт;</text:p>
        </text:list-item>
        <text:list-item>
          <text:p text:style-name="P7">интервал — <text:span text:style-name="T4">1.5</text:span>;</text:p>
        </text:list-item>
        <text:list-item>
          <text:p text:style-name="P7">отступ первой строки — 1.<text:span text:style-name="T5">0 </text:span>см;</text:p>
        </text:list-item>
        <text:list-item>
          <text:p text:style-name="P7">отступ <text:span text:style-name="T4">перед абзацем — </text:span><text:span text:style-name="T5">0.0 см;</text:span></text:p>
        </text:list-item>
        <text:list-item>
          <text:p text:style-name="P7"><text:s/><text:span text:style-name="T5">отступ</text:span> после абзаца — 0.2 см;</text:p>
        </text:list-item>
        <text:list-item>
          <text:p text:style-name="P7">выравнивание — по ширине.</text:p>
        </text:list-item>
      </text:list>
      <text:h text:style-name="Heading_20_2" text:outline-level="2">Название рисунка</text:h>
      <text:list xml:id="list171838412409323" text:continue-numbering="true" text:style-name="L2">
        <text:list-item>
          <text:p text:style-name="P7"><text:span text:style-name="T4">г</text:span>арнитура <text:span text:style-name="T5">(шрифт) </text:span>— Times New Roman;</text:p>
        </text:list-item>
        <text:list-item>
          <text:p text:style-name="P7">кегль — 1<text:span text:style-name="T7">2</text:span> пт;</text:p>
        </text:list-item>
        <text:list-item>
          <text:p text:style-name="P7">интервал — <text:span text:style-name="T4">1.5</text:span>;</text:p>
        </text:list-item>
        <text:list-item>
          <text:p text:style-name="P7">отступ первой строки — <text:span text:style-name="T5">0</text:span>.<text:span text:style-name="T5">0 </text:span>см;</text:p>
        </text:list-item>
        <text:list-item>
          <text:p text:style-name="P7">отступ <text:span text:style-name="T4">перед абзацем — </text:span><text:span text:style-name="T5">0.0 см;</text:span></text:p>
        </text:list-item>
        <text:list-item>
          <text:p text:style-name="P7"><text:span text:style-name="T5">отступ</text:span> после абзаца — 0.<text:span text:style-name="T5">5</text:span> см;</text:p>
        </text:list-item>
        <text:list-item text:start-value="1">
          <text:p text:style-name="P7">выравнивание — по <text:span text:style-name="T5">центру</text:span>.</text:p>
        </text:list-item>
      </text:list>
      <text:h text:style-name="Heading_20_2" text:outline-level="2"><text:span text:style-name="T3">З</text:span>аголовк<text:span text:style-name="T3">и</text:span></text:h>
      <text:list xml:id="list171837734895017" text:continue-numbering="true" text:style-name="L2">
        <text:list-item>
          <text:p text:style-name="P7"><text:span text:style-name="T4">г</text:span>арнитура <text:span text:style-name="T5">(шрифт) </text:span>— Arial;</text:p>
        </text:list-item>
        <text:list-item>
          <text:p text:style-name="P7">кегль — 1<text:span text:style-name="T6">6</text:span> пт;</text:p>
        </text:list-item>
        <text:list-item>
          <text:p text:style-name="P7">стиль — полужирный;</text:p>
        </text:list-item>
        <text:list-item>
          <text:p text:style-name="P7">интервал — <text:span text:style-name="T4">1.5</text:span>;</text:p>
        </text:list-item>
        <text:list-item>
          <text:p text:style-name="P7">отступ первой строки — <text:span text:style-name="T5">1</text:span>.<text:span text:style-name="T5">0 </text:span>см;</text:p>
        </text:list-item>
        <text:list-item>
          <text:p text:style-name="P7">отступ <text:span text:style-name="T4">перед абзацем — </text:span><text:span text:style-name="T5">0.5 см;</text:span></text:p>
        </text:list-item>
        <text:list-item>
          <text:p text:style-name="P7"><text:span text:style-name="T5">отступ</text:span> после абзаца — 0.<text:span text:style-name="T5">5</text:span> см;</text:p>
        </text:list-item>
        <text:list-item text:start-value="1">
          <text:p text:style-name="P7">выравнивание — по <text:span text:style-name="T8">левому краю</text:span>.</text:p>
        </text:list-item>
      </text:list>
      <text:h text:style-name="Heading_20_2" text:outline-level="2"><text:soft-page-break/><text:span text:style-name="T3">Ф</text:span>ормул<text:span text:style-name="T3">ы</text:span></text:h>
      <text:p text:style-name="Text_20_body">Так, как было показано в видео.</text:p>
      <text:h text:style-name="P5" text:outline-level="1">Критерий оценки</text:h>
      <text:h text:style-name="Heading_20_2" text:outline-level="2"><text:span text:style-name="T16">Д</text:span>ля оценки отл (<text:span text:style-name="T12">9</text:span>)</text:h>
      <text:p text:style-name="P1"><text:span text:style-name="T15">Любой</text:span> из этих пунктов даёт вам плюс один балл:</text:p>
      <text:list xml:id="list3138987319" text:style-name="L3">
        <text:list-item>
          <text:p text:style-name="P8"><text:span text:style-name="T9">о</text:span>формление всего текста и заголовков только стилями;</text:p>
        </text:list-item>
        <text:list-item>
          <text:p text:style-name="P8"><text:span text:style-name="T9">а</text:span>втоматическая нумерация заголовков;</text:p>
        </text:list-item>
        <text:list-item>
          <text:p text:style-name="P8"><text:span text:style-name="T10">а</text:span>втоматическая нумерация страниц;</text:p>
        </text:list-item>
        <text:list-item>
          <text:p text:style-name="P9"><text:span text:style-name="T10">р</text:span>исунки <text:span text:style-name="T14">и стиль для их оформления</text:span>;</text:p>
        </text:list-item>
        <text:list-item>
          <text:p text:style-name="P10"><text:span text:style-name="T13">ф</text:span>ормулы <text:span text:style-name="T14">и стиль для их оформления</text:span>;</text:p>
        </text:list-item>
        <text:list-item>
          <text:p text:style-name="P9"><text:span text:style-name="T13">т</text:span>аблицы для нескольких рисунков;</text:p>
        </text:list-item>
        <text:list-item>
          <text:p text:style-name="P8"><text:span text:style-name="T10">а</text:span>втоматическая нумерация рисунков, формул;</text:p>
        </text:list-item>
        <text:list-item>
          <text:p text:style-name="P8"><text:span text:style-name="T10">п</text:span>ерекрёстные ссылки;</text:p>
        </text:list-item>
        <text:list-item>
          <text:p text:style-name="P8"><text:span text:style-name="T11">а</text:span>втоматическое оглавление;</text:p>
        </text:list-item>
        <text:list-item>
          <text:p text:style-name="P11"><text:span text:style-name="T10">т</text:span>итульный лист (без стилей и номера страницы).</text:p>
        </text:list-item>
      </text:list>
      <text:p text:style-name="P4">В случае, если вы выполните все 10 пунктов без исключения, вы можете претендовать на оценку отл (10).</text:p>
      <text:h text:style-name="Heading_20_2" text:outline-level="2">Для оценки отл (10)</text:h>
      <text:p text:style-name="P1"><text:span text:style-name="T15">Несмотря на то, что задания для всех одинаковые, очень малая часть студентов оформляет </text:span><text:span text:style-name="T17">предложенные документы в соответствии с образцом</text:span><text:span text:style-name="T15">. </text:span><text:span text:style-name="T17">При экспорте </text:span>«<text:span text:style-name="T17">идеального документа» в </text:span><text:span text:style-name="T1">PDF </text:span><text:span text:style-name="T18">он не должен иметь отличий от представленного образца.</text:span></text:p>
      <text:p text:style-name="P2">Если ваш документ будет сделан точно по образцу, иметь опрятный вид, не иметь лишних непечатных символов, то вы получите оценку отл (10).</text:p>
      <text:h text:style-name="Heading_20_2" text:outline-level="2">«Списывание»</text:h>
      <text:p text:style-name="P3"><text:span text:style-name="T20">Крайне не рекомендуем сдавать оформленные вашими товарищами документы, если вас одолевает лень сделать это задание самостоятельно. Вы, конечно, не поверите, но полученные знания скорее всего сэкономят вам несколько дней или даже недель жизни. </text:span><text:span text:style-name="T23">Уверены, вы найдёте, чем их занять вместо ручного оформления документов.</text:span></text:p>
      <text:p text:style-name="P3"><text:span text:style-name="T20">Мы считаем, что такой положительный эффект заслуживает того, чтобы продуктивно поработать 2 — 3 часа. </text:span><text:span text:style-name="T21">К тому же, в случае обнаружения списывания потенциальная оценка будет снижена всем участникам операции в 2 раза. =)</text:span></text:p>
      <text:h text:style-name="Heading_20_1" text:outline-level="1">Формат сдачи</text:h>
      <text:p text:style-name="Text_20_body"><text:span text:style-name="T20">О</text:span>формленные документы в формате .odt <text:span text:style-name="T20">нужно </text:span><text:span text:style-name="T19">прикрепить в качестве ответа на задание в системе </text:span><text:span text:style-name="T2">L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3cm" fo:margin-bottom="0.212cm" loext:contextual-spacing="false" fo:text-indent="1cm" style:auto-text-indent="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3cm" loext:contextual-spacing="false" fo:line-height="115%" fo:text-align="justify" style:justify-single-word="false" fo:text-indent="1cm" style:auto-text-indent="false"/>
    </style:style>
    <style:style style:name="List" style:family="paragraph" style:parent-style-name="Text_20_body" style:class="list">
      <style:paragraph-properties fo:margin-top="0cm" fo:margin-bottom="0cm" loext:contextual-spacing="false" fo:line-height="115%"/>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99cm" fo:margin-bottom="0.21cm" loext:contextual-spacing="false"/>
      <style:text-properties style:font-name="Liberation Sans1" fo:font-family="'Liberation Sans'" style:font-style-name="Жирный" style:font-family-generic="swiss" style:font-pitch="variable" fo:font-size="12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cm" fo:margin-bottom="0.4cm" loext:contextual-spacing="false" fo:text-indent="1cm" style:auto-text-indent="false"/>
      <style:text-properties fo:font-size="16pt"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1:22:59.686000000</meta:creation-date>
    <dc:date>2021-02-01T17:18:36.434189833</dc:date>
    <meta:editing-duration>PT1H44M20S</meta:editing-duration>
    <meta:editing-cycles>33</meta:editing-cycles>
    <meta:generator>LibreOffice/6.4.6.2$Linux_X86_64 LibreOffice_project/40$Build-2</meta:generator>
    <meta:document-statistic meta:table-count="0" meta:image-count="0" meta:object-count="0" meta:page-count="2" meta:paragraph-count="58" meta:word-count="471" meta:character-count="3065" meta:non-whitespace-character-count="2660"/>
  </office:meta>
</office:document-meta>
</file>